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思源黑体" svg:font-family="思源黑体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none"/>
    </style:style>
    <style:style style:name="odfdo_auto_2" style:family="table-cell" style:parent-style-name="Default">
      <style:table-cell-properties fo:background-color="#0000b6" fo:border="none"/>
    </style:style>
    <style:style style:name="odfdo_auto_3" style:family="table-cell" style:parent-style-name="Default">
      <style:table-cell-properties fo:background-color="#0000f2" fo:border="none"/>
    </style:style>
    <style:style style:name="odfdo_auto_4" style:family="table-cell" style:parent-style-name="Default">
      <style:table-cell-properties fo:background-color="#0018ff" fo:border="none"/>
    </style:style>
    <style:style style:name="odfdo_auto_5" style:family="table-cell" style:parent-style-name="Default">
      <style:table-cell-properties fo:background-color="#004cff" fo:border="none"/>
    </style:style>
    <style:style style:name="odfdo_auto_6" style:family="table-cell" style:parent-style-name="Default">
      <style:table-cell-properties fo:background-color="#0081ff" fo:border="none"/>
    </style:style>
    <style:style style:name="odfdo_auto_7" style:family="table-cell" style:parent-style-name="Default">
      <style:table-cell-properties fo:background-color="#00b1ff" fo:border="none"/>
    </style:style>
    <style:style style:name="odfdo_auto_8" style:family="table-cell" style:parent-style-name="Default">
      <style:table-cell-properties fo:background-color="#00e5f8" fo:border="none"/>
    </style:style>
    <style:style style:name="odfdo_auto_9" style:family="table-cell" style:parent-style-name="Default">
      <style:table-cell-properties fo:background-color="#29ffce" fo:border="none"/>
    </style:style>
    <style:style style:name="odfdo_auto_10" style:family="table-cell" style:parent-style-name="Default">
      <style:table-cell-properties fo:background-color="#53ffa4" fo:border="none"/>
    </style:style>
    <style:style style:name="odfdo_auto_11" style:family="table-cell" style:parent-style-name="Default">
      <style:table-cell-properties fo:background-color="#7dff7a" fo:border="none"/>
    </style:style>
    <style:style style:name="odfdo_auto_12" style:family="table-cell" style:parent-style-name="Default">
      <style:table-cell-properties fo:background-color="#a4ff53" fo:border="none"/>
    </style:style>
    <style:style style:name="odfdo_auto_13" style:family="table-cell" style:parent-style-name="Default">
      <style:table-cell-properties fo:background-color="#ceff29" fo:border="none"/>
    </style:style>
    <style:style style:name="odfdo_auto_14" style:family="table-cell" style:parent-style-name="Default">
      <style:table-cell-properties fo:background-color="#f8f500" fo:border="none"/>
    </style:style>
    <style:style style:name="odfdo_auto_15" style:family="table-cell" style:parent-style-name="Default">
      <style:table-cell-properties fo:background-color="#ffc500" fo:border="none"/>
    </style:style>
    <style:style style:name="odfdo_auto_16" style:family="table-cell" style:parent-style-name="Default">
      <style:table-cell-properties fo:background-color="#ff9400" fo:border="none"/>
    </style:style>
    <style:style style:name="odfdo_auto_17" style:family="table-cell" style:parent-style-name="Default">
      <style:table-cell-properties fo:background-color="#ff6800" fo:border="none"/>
    </style:style>
    <style:style style:name="odfdo_auto_18" style:family="table-cell" style:parent-style-name="Default">
      <style:table-cell-properties fo:background-color="#ff3700" fo:border="none"/>
    </style:style>
    <style:style style:name="odfdo_auto_19" style:family="table-cell" style:parent-style-name="Default">
      <style:table-cell-properties fo:background-color="#f20700" fo:border="none"/>
    </style:style>
    <style:style style:name="odfdo_auto_20" style:family="table-cell" style:parent-style-name="Default">
      <style:table-cell-properties fo:background-color="#b60000" fo:border="none"/>
    </style:style>
    <style:style style:name="odfdo_auto_28" style:family="table-cell" style:parent-style-name="Default">
      <style:table-cell-properties fo:border="none"/>
      <style:text-properties fo:color="#ff0000"/>
    </style:style>
    <style:style style:name="odfdo_auto_23" style:family="table-cell" style:parent-style-name="Default">
      <style:table-cell-properties fo:background-color="#0c0787" fo:border="none"/>
    </style:style>
    <style:style style:name="odfdo_auto_24" style:family="table-cell" style:parent-style-name="Default">
      <style:table-cell-properties fo:background-color="#5c00a6" fo:border="none"/>
    </style:style>
    <style:style style:name="odfdo_auto_25" style:family="table-cell" style:parent-style-name="Default">
      <style:table-cell-properties fo:background-color="#9c179e" fo:border="none"/>
    </style:style>
    <style:style style:name="odfdo_auto_26" style:family="table-cell" style:parent-style-name="Default">
      <style:table-cell-properties fo:background-color="#cc4778" fo:border="none"/>
    </style:style>
    <style:style style:name="odfdo_auto_27" style:family="table-cell" style:parent-style-name="Default">
      <style:table-cell-properties fo:background-color="#ed7953" fo:border="none"/>
    </style:style>
  </office:automatic-styles>
  <office:body>
    <office:spreadsheet>
      <table:table table:name="RR.random_element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odfdo_auto_19"/>
        <table:table-column table:style-name="co1" table:default-cell-style-name="odfdo_auto_3"/>
        <table:table-column table:style-name="co1" table:default-cell-style-name="odfdo_auto_28"/>
        <table:table-column table:style-name="co1" table:number-columns-repeated="2" table:default-cell-style-name="odfdo_auto_6"/>
        <table:table-column table:style-name="co1" table:default-cell-style-name="odfdo_auto_7"/>
        <table:table-column table:style-name="co1" table:default-cell-style-name="odfdo_auto_23"/>
        <table:table-column table:style-name="co1" table:default-cell-style-name="odfdo_auto_9"/>
        <table:table-column table:style-name="co1" table:default-cell-style-name="odfdo_auto_24"/>
        <table:table-column table:style-name="co1" table:number-columns-repeated="2" table:default-cell-style-name="odfdo_auto_23"/>
        <table:table-column table:style-name="co1" table:default-cell-style-name="odfdo_auto_19"/>
        <table:table-column table:style-name="co1" table:default-cell-style-name="odfdo_auto_28"/>
        <table:table-column table:style-name="co1" table:default-cell-style-name="odfdo_auto_19"/>
        <table:table-column table:style-name="co1" table:default-cell-style-name="odfdo_auto_16"/>
        <table:table-column table:style-name="co2" table:default-cell-style-name="odfdo_auto_25"/>
        <table:table-column table:style-name="co1" table:number-columns-repeated="2" table:default-cell-style-name="odfdo_auto_19"/>
        <table:table-column table:style-name="co1" table:default-cell-style-name="odfdo_auto_20"/>
        <table:table-row table:style-name="ro1">
          <table:table-cell office:value-type="string" calcext:value-type="string">
            <text:p>RR.random_element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2" office:value-type="string" calcext:value-type="string">
            <text:p>RealNumber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128</text:p>
          </table:table-cell>
          <table:table-cell table:number-columns-repeated="2" office:value-type="string" calcext:value-type="string">
            <text:p>float64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ealDense</text:p>
          </table:table-cell>
          <table:table-cell table:number-columns-repeated="2"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RealNumber</text:p>
          </table:table-cell>
          <table:table-cell office:value-type="string" calcext:value-type="string">
            <text:p>complex</text:p>
          </table:table-cell>
          <table:table-cell table:style-name="odfdo_auto_19" office:value-type="string" calcext:value-type="string">
            <text:p>RealNumber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128</text:p>
          </table:table-cell>
          <table:table-cell table:number-columns-repeated="2" office:value-type="string" calcext:value-type="string">
            <text:p>float64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Expression</text:p>
          </table:table-cell>
          <table:table-cell table:style-name="odfdo_auto_26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24" office:value-type="string" calcext:value-type="string">
            <text:p>complex128</text:p>
          </table:table-cell>
          <table:table-cell table:style-name="odfdo_auto_27" office:value-type="string" calcext:value-type="string">
            <text:p>clongdouble</text:p>
          </table:table-cell>
          <table:table-cell office:value-type="string" calcext:value-type="string">
            <text:p>complex128</text:p>
          </table:table-cell>
          <table:table-cell table:number-columns-repeated="2" table:style-name="odfdo_auto_24" office:value-type="string" calcext:value-type="string">
            <text:p>complex128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style-name="odfdo_auto_26" office:value-type="string" calcext:value-type="string">
            <text:p>PolynomialRing_field_with_category.element_class</text:p>
          </table:table-cell>
          <table:table-cell table:number-columns-repeated="2" table:style-name="odfdo_auto_3" office:value-type="string" calcext:value-type="string">
            <text:p>complex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style-name="odfdo_auto_28"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number-columns-repeated="2"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table:style-name="odfdo_auto_28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4" table:style-name="odfdo_auto_28"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</table:table-row>
        <table:table-row table:style-name="ro1">
          <table:table-cell table:style-name="odfdo_auto_5" office:value-type="string" calcext:value-type="string">
            <text:p>mpz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style-name="odfdo_auto_28"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number-columns-repeated="3" table:style-name="odfdo_auto_28"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</table:table-row>
        <table:table-row table:style-name="ro1">
          <table:table-cell table:number-columns-repeated="3"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style-name="odfdo_auto_28"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number-columns-repeated="3" table:style-name="odfdo_auto_28"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</table:table-row>
        <table:table-row table:style-name="ro1">
          <table:table-cell table:number-columns-repeated="7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7" office:value-type="string" calcext:value-type="string">
            <text:p>mpc</text:p>
          </table:table-cell>
          <table:table-cell table:style-name="odfdo_auto_28" office:value-type="string" calcext:value-type="string">
            <text:p>TypeError</text:p>
          </table:table-cell>
          <table:table-cell table:number-columns-repeated="4" table:style-name="odfdo_auto_7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28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2" table:style-name="odfdo_auto_23" office:value-type="string" calcext:value-type="string">
            <text:p>float64</text:p>
          </table:table-cell>
          <table:table-cell table:style-name="odfdo_auto_24" office:value-type="string" calcext:value-type="string">
            <text:p>complex128</text:p>
          </table:table-cell>
          <table:table-cell table:style-name="odfdo_auto_8" office:value-type="string" calcext:value-type="string">
            <text:p>float32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128</text:p>
          </table:table-cell>
          <table:table-cell table:number-columns-repeated="2" office:value-type="string" calcext:value-type="string">
            <text:p>float64</text:p>
          </table:table-cell>
          <table:table-cell table:style-name="odfdo_auto_23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23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style-name="odfdo_auto_26" office:value-type="string" calcext:value-type="string">
            <text:p>PolynomialRing_field_with_category.element_class</text:p>
          </table:table-cell>
          <table:table-cell table:number-columns-repeated="2" table:style-name="odfdo_auto_23" office:value-type="string" calcext:value-type="string">
            <text:p>float64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3" table:style-name="odfdo_auto_9" office:value-type="string" calcext:value-type="string">
            <text:p>longdouble</text:p>
          </table:table-cell>
          <table:table-cell table:style-name="odfdo_auto_27" office:value-type="string" calcext:value-type="string">
            <text:p>clongdouble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8"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longdouble</text:p>
          </table:table-cell>
          <table:table-cell table:style-name="odfdo_auto_27" office:value-type="string" calcext:value-type="string">
            <text:p>clongdouble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Expression</text:p>
          </table:table-cell>
          <table:table-cell table:style-name="odfdo_auto_26" office:value-type="string" calcext:value-type="string">
            <text:p>PolynomialRing_field_with_category.element_class</text:p>
          </table:table-cell>
          <table:table-cell table:number-columns-repeated="2" table:style-name="odfdo_auto_9" office:value-type="string" calcext:value-type="string">
            <text:p>longdouble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3" table:style-name="odfdo_auto_24" office:value-type="string" calcext:value-type="string">
            <text:p>complex128</text:p>
          </table:table-cell>
          <table:table-cell table:style-name="odfdo_auto_10" office:value-type="string" calcext:value-type="string">
            <text:p>complex64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24" office:value-type="string" calcext:value-type="string">
            <text:p>complex128</text:p>
          </table:table-cell>
          <table:table-cell table:style-name="odfdo_auto_27" office:value-type="string" calcext:value-type="string">
            <text:p>clongdouble</text:p>
          </table:table-cell>
          <table:table-cell office:value-type="string" calcext:value-type="string">
            <text:p>complex128</text:p>
          </table:table-cell>
          <table:table-cell table:number-columns-repeated="3" table:style-name="odfdo_auto_24" office:value-type="string" calcext:value-type="string">
            <text:p>complex128</text:p>
          </table:table-cell>
          <table:table-cell office:value-type="string" calcext:value-type="string">
            <text:p>TypeError</text:p>
          </table:table-cell>
          <table:table-cell table:style-name="odfdo_auto_24" office:value-type="string" calcext:value-type="string">
            <text:p>complex128</text:p>
          </table:table-cell>
          <table:table-cell office:value-type="string" calcext:value-type="string">
            <text:p>Expression</text:p>
          </table:table-cell>
          <table:table-cell table:style-name="odfdo_auto_26" office:value-type="string" calcext:value-type="string">
            <text:p>PolynomialRing_field_with_category.element_class</text:p>
          </table:table-cell>
          <table:table-cell table:number-columns-repeated="3" table:style-name="odfdo_auto_24" office:value-type="string" calcext:value-type="string">
            <text:p>complex128</text:p>
          </table:table-cell>
        </table:table-row>
        <table:table-row table:style-name="ro1">
          <table:table-cell table:style-name="odfdo_auto_11" office:value-type="string" calcext:value-type="string">
            <text:p>int32</text:p>
          </table:table-cell>
          <table:table-cell table:number-columns-repeated="2" table:style-name="odfdo_auto_23" office:value-type="string" calcext:value-type="string">
            <text:p>float64</text:p>
          </table:table-cell>
          <table:table-cell table:style-name="odfdo_auto_24" office:value-type="string" calcext:value-type="string">
            <text:p>complex128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128</text:p>
          </table:table-cell>
          <table:table-cell table:number-columns-repeated="2" office:value-type="string" calcext:value-type="string">
            <text:p>float64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ealDense</text:p>
          </table:table-cell>
          <table:table-cell table:number-columns-repeated="2"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style-name="odfdo_auto_12" office:value-type="string" calcext:value-type="string">
            <text:p>uint16</text:p>
          </table:table-cell>
          <table:table-cell table:number-columns-repeated="2" table:style-name="odfdo_auto_23" office:value-type="string" calcext:value-type="string">
            <text:p>float64</text:p>
          </table:table-cell>
          <table:table-cell table:style-name="odfdo_auto_24" office:value-type="string" calcext:value-type="string">
            <text:p>complex128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128</text:p>
          </table:table-cell>
          <table:table-cell table:number-columns-repeated="2" office:value-type="string" calcext:value-type="string">
            <text:p>float64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ealDense</text:p>
          </table:table-cell>
          <table:table-cell table:number-columns-repeated="2"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style-name="odfdo_auto_13" office:value-type="string" calcext:value-type="string">
            <text:p>Integer</text:p>
          </table:table-cell>
          <table:table-cell table:number-columns-repeated="2" office:value-type="string" calcext:value-type="string">
            <text:p>RealNumber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128</text:p>
          </table:table-cell>
          <table:table-cell table:number-columns-repeated="2" office:value-type="string" calcext:value-type="string">
            <text:p>float64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ealDense</text:p>
          </table:table-cell>
          <table:table-cell table:number-columns-repeated="2"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style-name="odfdo_auto_14" office:value-type="string" calcext:value-type="string">
            <text:p>IntegerMod_int</text:p>
          </table:table-cell>
          <table:table-cell table:number-columns-repeated="3" table:style-name="odfdo_auto_28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9" table:style-name="odfdo_auto_28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28" office:value-type="string" calcext:value-type="string">
            <text:p>TypeError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number-columns-repeated="2" office:value-type="string" calcext:value-type="string">
            <text:p>RealNumber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128</text:p>
          </table:table-cell>
          <table:table-cell table:number-columns-repeated="2" office:value-type="string" calcext:value-type="string">
            <text:p>float64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ealDense</text:p>
          </table:table-cell>
          <table:table-cell table:number-columns-repeated="2"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4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8" office:value-type="string" calcext:value-type="string">
            <text:p>TypeError</text:p>
          </table:table-cell>
          <table:table-cell table:number-columns-repeated="6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16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style-name="odfdo_auto_25" office:value-type="string" calcext:value-type="string">
            <text:p>PolynomialRealDense</text:p>
          </table:table-cell>
          <table:table-cell table:number-columns-repeated="2" table:style-name="odfdo_auto_26" office:value-type="string" calcext:value-type="string">
            <text:p>PolynomialRing_field_with_category.element_class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8" office:value-type="string" calcext:value-type="string">
            <text:p>TypeError</text:p>
          </table:table-cell>
          <table:table-cell table:number-columns-repeated="3" table:style-name="odfdo_auto_26" office:value-type="string" calcext:value-type="string">
            <text:p>PolynomialRing_field_with_category.element_class</text:p>
          </table:table-cell>
          <table:table-cell table:number-columns-repeated="3" table:style-name="odfdo_auto_25" office:value-type="string" calcext:value-type="string">
            <text:p>PolynomialRealDense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ealDense</text:p>
          </table:table-cell>
          <table:table-cell table:number-columns-repeated="2" table:style-name="odfdo_auto_25" office:value-type="string" calcext:value-type="string">
            <text:p>PolynomialRealDense</text:p>
          </table:table-cell>
          <table:table-cell table:style-name="odfdo_auto_26" office:value-type="string" calcext:value-type="string">
            <text:p>PolynomialRing_field_with_category.element_class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2" office:value-type="string" calcext:value-type="string">
            <text:p>RealNumber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8"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longdouble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19" office:value-type="string" calcext:value-type="string">
            <text:p>RealNumber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ealDense</text:p>
          </table:table-cell>
          <table:table-cell table:number-columns-repeated="2"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2" office:value-type="string" calcext:value-type="string">
            <text:p>RealNumber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128</text:p>
          </table:table-cell>
          <table:table-cell table:number-columns-repeated="2" office:value-type="string" calcext:value-type="string">
            <text:p>float64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ealDense</text:p>
          </table:table-cell>
          <table:table-cell table:number-columns-repeated="2"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4" table:style-name="odfdo_auto_20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24" office:value-type="string" calcext:value-type="string">
            <text:p>complex128</text:p>
          </table:table-cell>
          <table:table-cell table:style-name="odfdo_auto_27" office:value-type="string" calcext:value-type="string">
            <text:p>clongdouble</text:p>
          </table:table-cell>
          <table:table-cell office:value-type="string" calcext:value-type="string">
            <text:p>complex128</text:p>
          </table:table-cell>
          <table:table-cell table:number-columns-repeated="2" table:style-name="odfdo_auto_24" office:value-type="string" calcext:value-type="string">
            <text:p>complex128</text:p>
          </table:table-cell>
          <table:table-cell table:style-name="odfdo_auto_20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20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style-name="odfdo_auto_26" office:value-type="string" calcext:value-type="string">
            <text:p>PolynomialRing_field_with_category.element_class</text:p>
          </table:table-cell>
          <table:table-cell table:number-columns-repeated="2" table:style-name="odfdo_auto_20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思源黑体" svg:font-family="思源黑体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思源宋体" style:font-family-generic-asian="system" style:font-pitch-asian="variable" style:font-size-asian="12pt" style:language-asian="zxx" style:country-asian="none" style:font-family-complex="'思源黑体 传统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pitch-asian="variable" style:font-size-asian="10pt" style:font-name-complex="DejaVu Sans" style:font-family-complex="'DejaVu Sans'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1" meta:cell-count="441" meta:object-count="0"/>
    <meta:user-defined meta:name="Info 1"/>
    <meta:user-defined meta:name="Info 2"/>
    <meta:user-defined meta:name="Info 3"/>
    <meta:user-defined meta:name="Info 4"/>
  </office:meta>
</office:document-meta>
</file>